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fb292" officeooo:paragraph-rsid="000fb292"/>
    </style:style>
    <style:style style:name="P2" style:family="paragraph" style:parent-style-name="Standard">
      <style:text-properties officeooo:rsid="00117b9b" officeooo:paragraph-rsid="00117b9b"/>
    </style:style>
    <style:style style:name="P3" style:family="paragraph" style:parent-style-name="Standard">
      <style:text-properties officeooo:rsid="00118f4f" officeooo:paragraph-rsid="00118f4f"/>
    </style:style>
    <style:style style:name="P4" style:family="paragraph" style:parent-style-name="Standard">
      <style:text-properties officeooo:rsid="00131b5f" officeooo:paragraph-rsid="00131b5f"/>
    </style:style>
    <style:style style:name="P5" style:family="paragraph" style:parent-style-name="Standard">
      <style:text-properties officeooo:rsid="0014d172" officeooo:paragraph-rsid="0014d172"/>
    </style:style>
    <style:style style:name="P6" style:family="paragraph" style:parent-style-name="Standard">
      <style:text-properties officeooo:rsid="001607f5" officeooo:paragraph-rsid="001607f5"/>
    </style:style>
    <style:style style:name="P7" style:family="paragraph" style:parent-style-name="Standard">
      <style:text-properties officeooo:rsid="00170edf" officeooo:paragraph-rsid="00170edf"/>
    </style:style>
    <style:style style:name="T1" style:family="text">
      <style:text-properties officeooo:rsid="00118f4f"/>
    </style:style>
    <style:style style:name="T2" style:family="text">
      <style:text-properties officeooo:rsid="00131b5f"/>
    </style:style>
    <style:style style:name="T3" style:family="text">
      <style:text-properties officeooo:rsid="0014d172"/>
    </style:style>
    <style:style style:name="T4" style:family="text">
      <style:text-properties officeooo:rsid="001766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uestiones sobre memoria virtual:</text:p>
      <text:p text:style-name="P1">¿Cuáles son las diferencias entre utilizar un mecanismo de paginación sin memoria virtual y con memoria virtual?</text:p>
      <text:p text:style-name="P1">La principal diferencia es que en paginación sin memoria virtual se necesitan que todas las páginas de un programa esten cargadas en memoria para la ejecución del mismo, mientras que en paginación con memoria virtual pueden estar solo algunas páginas en memoria principal (las necesarias para la ejecución). De aquí se deriva que la tabla de páginas es más compleja en paginación con memoria virtual pues debe contener un bit para indicar la presencia de una página o no. También se deriva que en paginación con memoria virtual, si se requiere de una página que no está en memoria principal y esta está llena se deberá liberar una celda de la tabla de páginas para la nueva página. Si la celda que se va a liberar tiene el bit de modificación activado esta deberá ser sobreescrita en memoria.</text:p>
      <text:p text:style-name="P1"/>
      <text:p text:style-name="P1">¿Qué campos de información se incluyen necesariamente en cada entrada de la tabla de páginas de un sistema de memoria virtual con paginación?</text:p>
      <text:p text:style-name="P1">Se requiere de un campo marco de página, que contenga la dirección inicial del marco de página física asociada a la página virtual, se requiere de un bit de presencia que indique si la página virtual en cuestión está en memoria o no, se requiere de un bit de modificación que indica si se ha modificado o no la página y los permisos con los que se puede operar sobre dicha página.</text:p>
      <text:p text:style-name="P1"/>
      <text:p text:style-name="P1">¿Para qué sirve el TLB de la MMU?</text:p>
      <text:p text:style-name="P1">Sirve para almacenar traducciones de direcciones que se hayan hecho previamente. Antes de traducir una dirección se comprueba que esta no se haya traducido previamente y la traducción se encuentre en el TLB. Si se encuentra se utiliza directamente la traducción previamente hecha, en otro caso se deberá recurrir a la tabla de páginas y posteriormente a la memoria principal.</text:p>
      <text:p text:style-name="P1"/>
      <text:p text:style-name="P1">¿Qué es el buffering de páginas y para qué sirve?</text:p>
      <text:p text:style-name="P2">Es una estrategia que se utiliza junto a la política de reemplazo de páginas FIFO. Consiste en que para mejorar el rendimiento las páginas reemplazadas no se pierden, sino que se asigna a una de las siguientes dos listas: la lista de páginas libres si la página no se ha modificado, o a la lista de páginas modificadas si lo ha sido. Con lo cual la página no se mueve físicamente de la memoria sino que se elimina su entrada en la tabla de páginas y se pone en una de las listas.</text:p>
      <text:p text:style-name="P2"/>
      <text:p text:style-name="P2">Para la gestión de memoria en un sistema de archivos con memoria virtual con paginación, ¿qué estructura/s de datos necesitará mantener el SO para administrar el espacio a los procesos y el espacio libre?</text:p>
      <text:p text:style-name="P2">Se requerirá de una tabla de páginas, una tabla de ubicación en disco, una tabla de marcos de páginas, con estas estructuras y el hardware se realiza la manutención.</text:p>
      <text:p text:style-name="P2"/>
      <text:p text:style-name="P2">2-.Considere un sistema con un espacio de direcciones virtuales de 128K (128*1024) páginas con un tamaño de 8KB cada una, con una memoria física de 64MB y direccionamiento a nivel de byte. ¿Cuántos bits hay en la dirección virtual?¿Y en la dirección física? En otras palabras, cuantos bits son necesarios para acceder a una única dirección virtual del espacio virtual y cuantos para acceder a una única dirección física del espacio físico.</text:p>
      <text:p text:style-name="P2">64MB=2^26, luego cada dirección real tiene 26 bits.</text:p>
      <text:p text:style-name="P2">128K=2^17.</text:p>
      <text:p text:style-name="P2">8KB=2^13B.</text:p>
      <text:p text:style-name="P2">Como cada dirección virtual es un par (nº página, offset), se requieren de 30 bits para cada dirección virtual.</text:p>
      <text:p text:style-name="P2"/>
      <text:p text:style-name="P2"/>
      <text:p text:style-name="P2"/>
      <text:p text:style-name="P2"><text:soft-page-break/>3.-Considere un sistema en el que existe un HDD para el sistema de archivos y otra HDD para el espacio de intercambio de la memoria virtual. Analice <text:span text:style-name="T1">y responda a las preguntas para cada uno de los siguientes escenarios:</text:span></text:p>
      <text:p text:style-name="P2"/>
      <text:p text:style-name="P3">Escenario en el cual la tasa de utilización de la CPU es del 15% y el dispositivo de paginación tiene una tasa de utilización del 97%. ¿Qué indican estas medidas de prestaciones del sistema?</text:p>
      <text:p text:style-name="P3">Que los procesos que se encuentran en la CPU ejecutándo están produciendo faltas de página lo que conllevan operaciones de E/S para traer la página necesaria, luego el tiempo de computación se invierte en operaciones de E/S. Por tanto se está dando hiperpaginación (thrashing).</text:p>
      <text:p text:style-name="P3"/>
      <text:p text:style-name="P3">Escenario en el cual la tasa de utilización de la CPU es del 15% y el dispositivo de paginación tiene una tasa de utilización del 20%.¿Qué indican esta medidas de prestaciones del sistema?.</text:p>
      <text:p text:style-name="P3">Indican que hay espacio en la memoria principal como para cargar nuevos procesos y así aumentar el grado de multiprogramación, aumentando de esta forma el uso de la CPU.</text:p>
      <text:p text:style-name="P3"/>
      <text:p text:style-name="P3">4-.Sea un sistema de memoria virtual paginada con direcciones virtuales de 32 bits que proporciona un espacio virtual de 2^20 páginas y con una memoria física de 32MB.¿cúanta memoria requiere en total un proceso que ejecuta u programa de 453KB, incluida la tabla de páginas necesaria para ejecutarlo y cuyas entradas ocupan un tamaño de 32bits cada una?.</text:p>
      <text:p text:style-name="P3">Como las direcciones virtuales se componen de pares (nº página, offset) y sabemos que hay 2^20 páginas entonces conocemos que el offset son 12 bits. Luego el tamaño de la página virtual son 4KB, entonces se requeriran de 114 páginas para contener todos los datos, <text:span text:style-name="T2">es decir 456B para contener la tabla de páginas del programa el programa. El tamaño física de cada página donde cada página va desde la dirección marco de página hasta un offset de 2^12, entonces si consideramos que cada dirección son 1B tenemos 114*2^12=466944B=456KB. Haciendo la suma tenemos que el tamaño requerido por el programa y su tabla de páginas es 456B+456KB=456,44KB aproximadamente.</text:span></text:p>
      <text:p text:style-name="P3"/>
      <text:p text:style-name="P4">5.Un ordenador dispone solamente de 4 marcos de página. En la siguiente tabla se muestran el tiempo de carga, el tiempo del último acceso y los bits R y M para cada página (los tiempos están en tics de reloj). Responda a las cuestiones justificando su respuesta.</text:p>
      <text:p text:style-name="P4">¿Qué página se sustituye si se usa el algoritmo FIFO?</text:p>
      <text:p text:style-name="P4">Se sustituiría la página 1 <text:span text:style-name="T3">que es la que tiene mayor tiempo de carga y tiene el bit de modificación a 0.</text:span></text:p>
      <text:p text:style-name="P4"/>
      <text:p text:style-name="P4">¿Qué página se sustituye si se usa el algoritmo LRU?</text:p>
      <text:p text:style-name="P5">Se sustituye la página 0 que es la que tiene mayor tiempo desde la última referencia y tiene el bit de modificación a 0 luego está limpia.</text:p>
      <text:p text:style-name="P5"/>
      <text:p text:style-name="P5">6.-Cuestiones relativas a conjunto residente y conjunto de trabajo de un proceso en un sistema de memoria virtual paginada:</text:p>
      <text:p text:style-name="P5">¿El tamaño del conjunto residente de un proceso depende directamente del tamaño del programa ejecutable asociado?</text:p>
      <text:p text:style-name="P6">No tiene porque, se podría dar el caso de que el programa se pueda dividir en varias fases en cada una de ellas solo se requiera de unas pocas páginas y por tanto en cada fase de ejecución se requiere un conjunto residente de pocas páginas</text:p>
      <text:p text:style-name="P6"/>
      <text:p text:style-name="P6">¿El tamaño del conjunto de trabajo de un proceso depende directamente del tamaño del programa ejecutable asociado?</text:p>
      <text:p text:style-name="P6">No, al igual que en el caso anterior se puede dar el caso de que solo sea necesario acceder a unas cuantas páginas con regularidad, dando lugar que no sea muy grande el conjunto de trabajo.</text:p>
      <text:p text:style-name="P6"/>
      <text:p text:style-name="P7"><text:soft-page-break/>7-.¿Por qué los registros TLB de la MMU pueden producir incohernecias y requieren que el sistema operativo los invalide en cada camibo de contexto y, en cambio, una memoria direccionada meidante direcciones físicas no requiere tal limipieza del TLB?</text:p>
      <text:p text:style-name="P7">Esto se debe a que las direcciones lógicas son relativas a cada proceso, por tanto al cambiar de proceso puede que no se correspondan, por lo que con cada swith se hace un flush o descarga de la TLB dejandola vacía. Sin embargo, las direcciones físicas son inequívocas por tanto da igual el proceso que sea pues la dirección física va a ser la misma.</text:p>
      <text:p text:style-name="P7"/>
      <text:p text:style-name="P7">8-.Un ordenador proporciona un espacio de direccionamiento virtual para cada proceso de 65.536 bytes de espacio, en páginas de 4096 bytes. Cierto programa tiene un tamaño de región de texto de 32678bytes, un tamaño de región de datos de 16386 bytes y un tamaño de región de pila de 15878bytes. ¿Cabría este programa en el espacio de direcciones virtual?.Si no es así,¿cómo podríamos ubicar el programa en RAM variando los parámetros que permite el esquema de paginación?</text:p>
      <text:p text:style-name="P7">65536/4096=16, son las páginas que caben en el espacio de direcciones virtual.</text:p>
      <text:p text:style-name="P7">32678/4096=8 páginas se requieren para la seccion de texto.</text:p>
      <text:p text:style-name="P7">16386/4096=5 páginas se requieren para la sección de datos.</text:p>
      <text:p text:style-name="P7">15878/4096=4 páginas se requieren para la sección de pila.</text:p>
      <text:p text:style-name="P7">En total son 17 páginas virtuales por lo tanto no caben en el espacio de direcciones virtual. Lo que se podría hacer es <text:span text:style-name="T4">disminuir el tamaño de página para que la sección de datos no se tenga que redondear y así la sección de datos no tenga una página que este practicamente vacía.</text:span></text:p>
      <text:p text:style-name="P7"/>
      <text:p text:style-name="P7"/>
      <text:p text:style-name="P5"/>
      <text:p text:style-name="P5"/>
      <text:p text:style-name="P4"/>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22:36:00.195711762</meta:creation-date>
    <dc:date>2020-01-15T00:23:52.550657293</dc:date>
    <meta:editing-duration>PT3M16S</meta:editing-duration>
    <meta:editing-cycles>1</meta:editing-cycles>
    <meta:document-statistic meta:table-count="0" meta:image-count="0" meta:object-count="0" meta:page-count="3" meta:paragraph-count="41" meta:word-count="1457" meta:character-count="8435" meta:non-whitespace-character-count="7019"/>
    <meta:generator>LibreOffice/6.0.7.3$Linux_X86_64 LibreOffice_project/00m0$Build-3</meta:generator>
  </office:meta>
</office:document-meta>
</file>